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0000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0000" loext:opacity="100%" style:text-line-through-style="none" style:text-line-through-type="none" style:font-name="Arial2" fo:font-size="11pt" fo:font-style="normal" style:text-underline-style="none" fo:font-weight="bold" style:text-blinking="false" fo:background-color="#f8f9fa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9900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9900" loext:opacity="100%" style:text-line-through-style="none" style:text-line-through-type="none" style:font-name="Arial2" fo:font-size="11pt" fo:font-style="normal" style:text-underline-style="none" fo:font-weight="bold" style:text-blinking="false" fo:background-color="#f8f9fa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a6099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a6099" loext:opacity="100%" style:text-line-through-style="none" style:text-line-through-type="none" style:font-name="Arial2" fo:font-size="11pt" fo:font-style="normal" style:text-underline-style="none" fo:font-weight="bold" style:text-blinking="false" fo:background-color="#f8f9fa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58466" loext:opacity="100%" style:text-line-through-style="none" style:text-line-through-type="none" style:font-name="Arial2" fo:font-size="11pt" fo:font-style="normal" style:text-underline-style="none" fo:font-weight="bold" officeooo:rsid="0011b7ed" officeooo:paragraph-rsid="0011b7ed" style:text-blinking="false" fo:background-color="transparent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58466" loext:opacity="100%" style:text-line-through-style="none" style:text-line-through-type="none" style:font-name="Arial1" fo:font-size="13pt" fo:font-style="normal" style:text-underline-style="none" fo:font-weight="bold" officeooo:paragraph-rsid="0012cef1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style:font-name="Arial2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158466" loext:opacity="100%" style:text-line-through-style="none" style:text-line-through-type="none" style:font-name="Arial1" fo:font-size="13pt" fo:font-style="normal" style:text-underline-style="none" fo:font-weight="bold" officeooo:rsid="00102e87" officeooo:paragraph-rsid="0012cef1" style:text-blinking="false" fo:background-color="transparent"/>
    </style:style>
    <style:style style:name="P12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bold" officeooo:rsid="00102e87" officeooo:paragraph-rsid="00102e87" style:text-blinking="false" fo:background-color="transparent"/>
    </style:style>
    <style:style style:name="P13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ff0000" loext:opacity="100%" style:text-line-through-style="none" style:text-line-through-type="none" style:font-name="Arial1" fo:font-size="13pt" fo:font-style="normal" style:text-underline-style="none" fo:font-weight="bold" officeooo:rsid="00102e87" officeooo:paragraph-rsid="00102e87" style:text-blinking="false" fo:background-color="transparent"/>
    </style:style>
    <style:style style:name="P14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2a6099" loext:opacity="100%" style:text-line-through-style="none" style:text-line-through-type="none" style:font-name="Arial1" fo:font-size="13pt" fo:font-style="normal" style:text-underline-style="none" fo:font-weight="bold" officeooo:rsid="00102e87" officeooo:paragraph-rsid="00102e87" style:text-blinking="false" fo:background-color="transparent"/>
    </style:style>
    <style:style style:name="P15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ff9900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/>
    </style:style>
    <style:style style:name="P16" style:family="paragraph" style:parent-style-name="Subtitle">
      <style:paragraph-properties fo:line-height="100%" fo:text-align="start" style:justify-single-word="false"/>
      <style:text-properties fo:color="#000000" loext:opacity="100%" style:font-name="Arial2" fo:font-weight="bold" officeooo:paragraph-rsid="001d9f16" style:font-weight-asian="bold" style:font-weight-complex="bold"/>
    </style:style>
    <style:style style:name="P17" style:family="paragraph" style:parent-style-name="Subtitle">
      <style:paragraph-properties fo:line-height="100%" fo:text-align="start" style:justify-single-word="false"/>
      <style:text-properties fo:color="#ff0000" loext:opacity="100%" style:font-name="Arial2" fo:font-weight="bold" officeooo:paragraph-rsid="0021af57" style:font-weight-asian="bold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bold" officeooo:paragraph-rsid="000fa941" style:text-blinking="false" fo:background-color="transparent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line-height="100%"/>
      <style:text-properties fo:font-variant="normal" fo:text-transform="none" fo:color="#ff0000" loext:opacity="100%" style:text-line-through-style="none" style:text-line-through-type="none" style:font-name="Arial2" fo:font-size="11pt" fo:font-style="normal" style:text-underline-style="none" fo:font-weight="bold" officeooo:rsid="0011b7ed" officeooo:paragraph-rsid="0021e6e5" style:text-blinking="false" fo:background-color="transparent" style:font-size-asian="11pt" style:font-weight-asian="bold" style:font-size-complex="11pt" style:font-weight-complex="bold"/>
    </style:style>
    <style:style style:name="P20" style:family="paragraph" style:parent-style-name="Text_20_body">
      <style:text-properties fo:color="#158466" loext:opacity="100%" style:font-name="Arial2" fo:font-weight="bold" officeooo:rsid="00123850" officeooo:paragraph-rsid="00123850" style:font-weight-asian="bold" style:font-weight-complex="bold"/>
    </style:style>
    <style:style style:name="P21" style:family="paragraph" style:parent-style-name="Text_20_body">
      <style:paragraph-properties fo:line-height="100%"/>
      <style:text-properties fo:color="#000000" loext:opacity="100%" style:font-name="Arial2" fo:font-weight="bold" officeooo:rsid="0013a169" officeooo:paragraph-rsid="001d9f16" style:font-weight-asian="bold" style:font-weight-complex="bold"/>
    </style:style>
    <style:style style:name="P22" style:family="paragraph" style:parent-style-name="Text_20_body">
      <style:paragraph-properties fo:line-height="100%"/>
      <style:text-properties fo:color="#000000" loext:opacity="100%" style:font-name="Arial2" fo:font-size="11pt" fo:font-weight="bold" officeooo:rsid="001eabef" officeooo:paragraph-rsid="001eabef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line-height="100%"/>
      <style:text-properties fo:color="#ff0000" loext:opacity="100%" style:font-name="Arial2" fo:font-weight="bold" officeooo:rsid="0013a169" officeooo:paragraph-rsid="0021e6e5" style:font-weight-asian="bold" style:font-weight-complex="bold"/>
    </style:style>
    <style:style style:name="P24" style:family="paragraph" style:parent-style-name="Text_20_body">
      <style:paragraph-properties fo:line-height="100%"/>
      <style:text-properties fo:color="#ff0000" loext:opacity="100%" style:font-name="Arial2" fo:font-size="11pt" fo:font-weight="bold" officeooo:rsid="001eabef" officeooo:paragraph-rsid="0021af5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line-height="100%"/>
      <style:text-properties fo:color="#ff0000" loext:opacity="100%" style:font-name="Arial2" fo:font-size="12pt" fo:font-weight="bold" officeooo:rsid="001eabef" officeooo:paragraph-rsid="0021af57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line-height="100%"/>
      <style:text-properties fo:color="#ff0000" loext:opacity="100%" style:font-name="Arial2" fo:font-size="12pt" fo:font-weight="bold" officeooo:rsid="001bd4f6" officeooo:paragraph-rsid="0021af57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00%"/>
      <style:text-properties fo:color="#ff0000" loext:opacity="100%" style:font-name="Arial2" fo:font-size="12pt" fo:font-weight="bold" officeooo:rsid="001fd447" officeooo:paragraph-rsid="0021af57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line-height="100%"/>
      <style:text-properties fo:color="#ff0000" loext:opacity="100%" style:font-name="Arial2" fo:font-size="12pt" fo:font-weight="bold" officeooo:rsid="0021e6e5" officeooo:paragraph-rsid="0021e6e5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line-height="100%"/>
      <style:text-properties fo:color="#ff0000" loext:opacity="100%" style:font-name="Arial2" fo:font-size="18pt" fo:font-weight="bold" officeooo:rsid="0017477a" officeooo:paragraph-rsid="0021af57" style:font-size-asian="18pt" style:font-weight-asian="bold" style:font-size-complex="18pt" style:font-weight-complex="bold"/>
    </style:style>
    <style:style style:name="P30" style:family="paragraph" style:parent-style-name="Text_20_body">
      <style:paragraph-properties fo:line-height="100%"/>
      <style:text-properties fo:color="#ff0000" loext:opacity="100%" fo:font-size="12pt" officeooo:rsid="0017477a" officeooo:paragraph-rsid="0021af57" style:font-size-asian="10.5pt" style:font-size-complex="12pt"/>
    </style:style>
    <style:style style:name="P31" style:family="paragraph" style:parent-style-name="Text_20_body">
      <style:paragraph-properties fo:line-height="100%"/>
      <style:text-properties fo:color="#ff0000" loext:opacity="100%" fo:font-size="12pt" officeooo:rsid="0021e6e5" officeooo:paragraph-rsid="0021e6e5" style:font-size-asian="10.5pt" style:font-size-complex="12pt"/>
    </style:style>
    <style:style style:name="P32" style:family="paragraph" style:parent-style-name="Text_20_body">
      <style:paragraph-properties fo:line-height="100%"/>
      <style:text-properties fo:color="#ff0000" loext:opacity="100%" fo:font-size="12pt" officeooo:rsid="001bd4f6" officeooo:paragraph-rsid="0021af57" style:font-size-asian="12pt" style:font-size-complex="12pt"/>
    </style:style>
    <style:style style:name="P33" style:family="paragraph" style:parent-style-name="Text_20_body">
      <style:paragraph-properties fo:line-height="100%"/>
      <style:text-properties fo:color="#ff0000" loext:opacity="100%" fo:font-size="12pt" officeooo:rsid="001fd447" officeooo:paragraph-rsid="0021af57" style:font-size-asian="12pt" style:font-size-complex="12pt"/>
    </style:style>
    <style:style style:name="P34" style:family="paragraph" style:parent-style-name="Text_20_body">
      <style:paragraph-properties fo:line-height="100%"/>
      <style:text-properties fo:color="#ff0000" loext:opacity="100%" officeooo:rsid="0021e6e5" officeooo:paragraph-rsid="0021e6e5"/>
    </style:style>
    <style:style style:name="P35" style:family="paragraph" style:parent-style-name="Text_20_body">
      <style:paragraph-properties fo:line-height="100%"/>
      <style:text-properties fo:color="#ff0000" loext:opacity="100%" officeooo:rsid="0021e6e5" officeooo:paragraph-rsid="0028b398"/>
    </style:style>
    <style:style style:name="P36" style:family="paragraph" style:parent-style-name="Text_20_body">
      <style:paragraph-properties fo:line-height="100%"/>
      <style:text-properties fo:color="#2a6099" loext:opacity="100%" style:font-name="Arial2" fo:font-weight="bold" officeooo:rsid="0013a169" officeooo:paragraph-rsid="00278db3" style:font-weight-asian="bold" style:font-weight-complex="bold"/>
    </style:style>
    <style:style style:name="P37" style:family="paragraph" style:parent-style-name="Text_20_body">
      <style:paragraph-properties fo:line-height="100%"/>
      <style:text-properties fo:color="#2a6099" loext:opacity="100%" style:font-name="Arial2" fo:font-size="11pt" fo:font-weight="bold" officeooo:rsid="001eabef" officeooo:paragraph-rsid="0029eec1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line-height="100%"/>
      <style:text-properties fo:color="#2a6099" loext:opacity="100%" style:font-name="Arial2" fo:font-size="12pt" fo:font-weight="bold" officeooo:rsid="001eabef" officeooo:paragraph-rsid="00263bec" style:font-size-asian="10.5pt" style:font-weight-asian="bold" style:font-size-complex="12pt" style:font-weight-complex="bold"/>
    </style:style>
    <style:style style:name="P39" style:family="paragraph" style:parent-style-name="Text_20_body">
      <style:paragraph-properties fo:line-height="100%"/>
      <style:text-properties fo:color="#2a6099" loext:opacity="100%" style:font-name="Arial2" fo:font-size="12pt" fo:font-weight="bold" officeooo:rsid="002b3ac9" officeooo:paragraph-rsid="002b3ac9" style:font-size-asian="10.5pt" style:font-weight-asian="bold" style:font-size-complex="12pt" style:font-weight-complex="bold"/>
    </style:style>
    <style:style style:name="P40" style:family="paragraph" style:parent-style-name="Text_20_body">
      <style:paragraph-properties fo:line-height="100%"/>
      <style:text-properties fo:color="#2a6099" loext:opacity="100%" style:font-name="Arial2" fo:font-size="12pt" fo:font-weight="bold" officeooo:rsid="001bd4f6" officeooo:paragraph-rsid="00263bec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line-height="100%"/>
      <style:text-properties fo:color="#2a6099" loext:opacity="100%" style:font-name="Arial2" fo:font-size="12pt" fo:font-weight="bold" officeooo:rsid="002be1c9" officeooo:paragraph-rsid="002be1c9" fo:background-color="transparent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line-height="100%"/>
      <style:text-properties fo:color="#2a6099" loext:opacity="100%" style:font-name="Arial2" fo:font-size="18pt" fo:font-weight="bold" officeooo:rsid="0017477a" officeooo:paragraph-rsid="00263bec" style:font-size-asian="18pt" style:font-weight-asian="bold" style:font-size-complex="18pt" style:font-weight-complex="bold"/>
    </style:style>
    <style:style style:name="P43" style:family="paragraph" style:parent-style-name="Text_20_body">
      <style:paragraph-properties fo:line-height="100%"/>
      <style:text-properties fo:color="#2a6099" loext:opacity="100%" officeooo:paragraph-rsid="00263bec"/>
    </style:style>
    <style:style style:name="P44" style:family="paragraph" style:parent-style-name="Text_20_body">
      <style:paragraph-properties fo:line-height="100%"/>
      <style:text-properties fo:color="#2a6099" loext:opacity="100%" officeooo:rsid="0021e6e5" officeooo:paragraph-rsid="0029eec1"/>
    </style:style>
    <style:style style:name="P45" style:family="paragraph" style:parent-style-name="Text_20_body">
      <style:paragraph-properties fo:line-height="100%"/>
      <style:text-properties fo:color="#2a6099" loext:opacity="100%" fo:font-size="12pt" officeooo:rsid="0017477a" officeooo:paragraph-rsid="00263bec" style:font-size-asian="10.5pt" style:font-size-complex="12pt"/>
    </style:style>
    <style:style style:name="P46" style:family="paragraph" style:parent-style-name="Text_20_body">
      <style:paragraph-properties fo:line-height="100%"/>
      <style:text-properties fo:color="#2a6099" loext:opacity="100%" fo:font-size="12pt" officeooo:rsid="0021e6e5" officeooo:paragraph-rsid="00263bec" style:font-size-asian="10.5pt" style:font-size-complex="12pt"/>
    </style:style>
    <style:style style:name="P47" style:family="paragraph" style:parent-style-name="Text_20_body">
      <style:paragraph-properties fo:line-height="100%"/>
      <style:text-properties fo:color="#2a6099" loext:opacity="100%" fo:font-size="12pt" officeooo:rsid="001bd4f6" officeooo:paragraph-rsid="00263bec" style:font-size-asian="12pt" style:font-size-complex="12pt"/>
    </style:style>
    <style:style style:name="P48" style:family="paragraph" style:parent-style-name="Text_20_body">
      <style:paragraph-properties fo:line-height="100%"/>
      <style:text-properties fo:color="#2a6099" loext:opacity="100%" fo:font-size="12pt" officeooo:rsid="001fd447" officeooo:paragraph-rsid="00263bec" style:font-size-asian="12pt" style:font-size-complex="12pt"/>
    </style:style>
    <style:style style:name="P49" style:family="paragraph" style:parent-style-name="Text_20_body">
      <style:paragraph-properties fo:line-height="100%"/>
      <style:text-properties fo:color="#2a6099" loext:opacity="100%" fo:font-size="12pt" officeooo:rsid="0021e6e5" officeooo:paragraph-rsid="00263bec" style:font-size-asian="12pt" style:font-size-complex="12pt"/>
    </style:style>
    <style:style style:name="P50" style:family="paragraph" style:parent-style-name="Text_20_body">
      <style:paragraph-properties fo:line-height="100%"/>
      <style:text-properties fo:color="#2a6099" loext:opacity="100%" fo:font-size="12pt" officeooo:rsid="002be1c9" officeooo:paragraph-rsid="002be1c9" fo:background-color="#ffff00" style:font-size-asian="12pt" style:font-size-complex="12pt"/>
    </style:style>
    <style:style style:name="P51" style:family="paragraph" style:parent-style-name="Text_20_body">
      <style:paragraph-properties fo:line-height="100%"/>
      <style:text-properties fo:color="#2a6099" loext:opacity="100%" officeooo:rsid="0029eec1" officeooo:paragraph-rsid="0029eec1"/>
    </style:style>
    <style:style style:name="P52" style:family="paragraph" style:parent-style-name="Text_20_body">
      <style:paragraph-properties fo:line-height="100%"/>
      <style:text-properties fo:color="#ff8000" loext:opacity="100%" style:font-name="Arial2" fo:font-weight="bold" officeooo:rsid="0013a169" officeooo:paragraph-rsid="00303cab" style:font-weight-asian="bold" style:font-weight-complex="bold"/>
    </style:style>
    <style:style style:name="P53" style:family="paragraph" style:parent-style-name="Text_20_body">
      <style:paragraph-properties fo:line-height="100%"/>
      <style:text-properties fo:color="#ff8000" loext:opacity="100%" style:font-name="Arial2" fo:font-size="11pt" fo:font-weight="bold" officeooo:rsid="003046b5" officeooo:paragraph-rsid="003046b5" style:font-size-asian="11pt" style:font-weight-asian="bold" style:font-size-complex="11pt" style:font-weight-complex="bold"/>
    </style:style>
    <style:style style:name="P54" style:family="paragraph" style:parent-style-name="Text_20_body">
      <style:paragraph-properties fo:line-height="100%"/>
      <style:text-properties fo:color="#ff8000" loext:opacity="100%" style:font-name="Arial2" fo:font-size="11pt" fo:font-weight="bold" officeooo:rsid="001eabef" officeooo:paragraph-rsid="00303cab" style:font-size-asian="11pt" style:font-weight-asian="bold" style:font-size-complex="11pt" style:font-weight-complex="bold"/>
    </style:style>
    <style:style style:name="P55" style:family="paragraph" style:parent-style-name="Text_20_body">
      <style:paragraph-properties fo:line-height="100%"/>
      <style:text-properties fo:color="#ff8000" loext:opacity="100%" style:font-name="Arial2" fo:font-size="12pt" fo:font-weight="bold" officeooo:rsid="001eabef" officeooo:paragraph-rsid="00303cab" style:font-size-asian="10.5pt" style:font-weight-asian="bold" style:font-size-complex="12pt" style:font-weight-complex="bold"/>
    </style:style>
    <style:style style:name="P56" style:family="paragraph" style:parent-style-name="Text_20_body">
      <style:paragraph-properties fo:line-height="100%"/>
      <style:text-properties fo:color="#ff8000" loext:opacity="100%" style:font-name="Arial2" fo:font-size="12pt" fo:font-weight="bold" officeooo:rsid="001bd4f6" officeooo:paragraph-rsid="00303cab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line-height="100%"/>
      <style:text-properties fo:color="#ff8000" loext:opacity="100%" style:font-name="Arial2" fo:font-size="12pt" fo:font-weight="bold" officeooo:rsid="00347a81" officeooo:paragraph-rsid="00347a81" fo:background-color="transparent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line-height="100%"/>
      <style:text-properties fo:color="#ff8000" loext:opacity="100%" style:font-name="Arial2" fo:font-size="18pt" fo:font-weight="bold" officeooo:rsid="0017477a" officeooo:paragraph-rsid="00303cab" style:font-size-asian="18pt" style:font-weight-asian="bold" style:font-size-complex="18pt" style:font-weight-complex="bold"/>
    </style:style>
    <style:style style:name="P59" style:family="paragraph" style:parent-style-name="Text_20_body">
      <style:paragraph-properties fo:line-height="100%"/>
      <style:text-properties fo:color="#ff8000" loext:opacity="100%" officeooo:paragraph-rsid="00303cab"/>
    </style:style>
    <style:style style:name="P60" style:family="paragraph" style:parent-style-name="Text_20_body">
      <style:paragraph-properties fo:line-height="100%"/>
      <style:text-properties fo:color="#ff8000" loext:opacity="100%" officeooo:rsid="0021e6e5" officeooo:paragraph-rsid="00303cab"/>
    </style:style>
    <style:style style:name="P61" style:family="paragraph" style:parent-style-name="Text_20_body">
      <style:paragraph-properties fo:line-height="100%"/>
      <style:text-properties fo:color="#ff8000" loext:opacity="100%" fo:font-size="12pt" officeooo:rsid="0017477a" officeooo:paragraph-rsid="00303cab" style:font-size-asian="10.5pt" style:font-size-complex="12pt"/>
    </style:style>
    <style:style style:name="P62" style:family="paragraph" style:parent-style-name="Text_20_body">
      <style:paragraph-properties fo:line-height="100%"/>
      <style:text-properties fo:color="#ff8000" loext:opacity="100%" fo:font-size="12pt" officeooo:rsid="0021e6e5" officeooo:paragraph-rsid="00303cab" style:font-size-asian="10.5pt" style:font-size-complex="12pt"/>
    </style:style>
    <style:style style:name="P63" style:family="paragraph" style:parent-style-name="Text_20_body">
      <style:paragraph-properties fo:line-height="100%"/>
      <style:text-properties fo:color="#ff8000" loext:opacity="100%" fo:font-size="12pt" officeooo:rsid="001bd4f6" officeooo:paragraph-rsid="00303cab" style:font-size-asian="12pt" style:font-size-complex="12pt"/>
    </style:style>
    <style:style style:name="P64" style:family="paragraph" style:parent-style-name="Text_20_body">
      <style:paragraph-properties fo:line-height="100%"/>
      <style:text-properties fo:color="#ff8000" loext:opacity="100%" fo:font-size="12pt" officeooo:rsid="001fd447" officeooo:paragraph-rsid="00303cab" style:font-size-asian="12pt" style:font-size-complex="12pt"/>
    </style:style>
    <style:style style:name="P65" style:family="paragraph" style:parent-style-name="Text_20_body">
      <style:paragraph-properties fo:line-height="100%"/>
      <style:text-properties fo:color="#ff8000" loext:opacity="100%" fo:font-size="12pt" officeooo:rsid="0021e6e5" officeooo:paragraph-rsid="00303cab" style:font-size-asian="12pt" style:font-size-complex="12pt"/>
    </style:style>
    <style:style style:name="P66" style:family="paragraph" style:parent-style-name="Text_20_body">
      <style:paragraph-properties fo:line-height="100%"/>
      <style:text-properties fo:color="#ff8000" loext:opacity="100%" fo:font-size="12pt" officeooo:rsid="002b3ac9" officeooo:paragraph-rsid="00321870" style:font-size-asian="12pt" style:font-size-complex="12pt"/>
    </style:style>
    <style:style style:name="P67" style:family="paragraph" style:parent-style-name="Text_20_body">
      <style:paragraph-properties fo:line-height="100%"/>
      <style:text-properties fo:color="#ff8000" loext:opacity="100%" fo:font-size="12pt" officeooo:rsid="00323d72" officeooo:paragraph-rsid="00323d72" fo:background-color="#ffff00" style:font-size-asian="12pt" style:font-size-complex="12pt"/>
    </style:style>
    <style:style style:name="P68" style:family="paragraph" style:parent-style-name="Heading_20_1">
      <style:text-properties officeooo:paragraph-rsid="003acba5"/>
    </style:style>
    <style:style style:name="P69" style:family="paragraph" style:parent-style-name="Heading_20_1">
      <style:text-properties fo:color="#ff0000" loext:opacity="100%" officeooo:paragraph-rsid="0021af57"/>
    </style:style>
    <style:style style:name="P70" style:family="paragraph" style:parent-style-name="Heading_20_1">
      <style:text-properties fo:color="#2a6099" loext:opacity="100%" officeooo:paragraph-rsid="00263bec"/>
    </style:style>
    <style:style style:name="P71" style:family="paragraph" style:parent-style-name="Heading_20_1">
      <style:text-properties fo:color="#ff8000" loext:opacity="100%" officeooo:paragraph-rsid="00303cab"/>
    </style:style>
    <style:style style:name="P72" style:family="paragraph" style:parent-style-name="Heading_20_1">
      <style:text-properties fo:color="#00a933" loext:opacity="100%" officeooo:paragraph-rsid="0048594d"/>
    </style:style>
    <style:style style:name="P73" style:family="paragraph" style:parent-style-name="Heading_20_2">
      <style:text-properties officeooo:paragraph-rsid="0012cef1"/>
    </style:style>
    <style:style style:name="P74" style:family="paragraph" style:parent-style-name="Heading_20_2">
      <style:text-properties officeooo:paragraph-rsid="00396f07"/>
    </style:style>
    <style:style style:name="P75" style:family="paragraph" style:parent-style-name="Heading_20_2">
      <style:text-properties fo:color="#00a933" loext:opacity="100%" fo:font-weight="bold" officeooo:paragraph-rsid="004e20f5" style:font-weight-asian="bold" style:font-weight-complex="bold"/>
    </style:style>
    <style:style style:name="P76" style:family="paragraph">
      <style:text-properties fo:color="#00a933" loext:opacity="100%" fo:font-weight="bold" officeooo:paragraph-rsid="004e20f5" style:font-weight-asian="bold" style:font-weight-complex="bold"/>
    </style:style>
    <style:style style:name="P77" style:family="paragraph" style:parent-style-name="Text_20_body" style:list-style-name="L1">
      <style:text-properties fo:color="#00a933" loext:opacity="100%" fo:font-weight="bold" officeooo:paragraph-rsid="0048594d" style:font-weight-asian="bold" style:font-weight-complex="bold"/>
    </style:style>
    <style:style style:name="P78" style:family="paragraph" style:parent-style-name="Text_20_body">
      <style:paragraph-properties fo:line-height="100%"/>
      <style:text-properties fo:color="#000000" loext:opacity="100%" officeooo:paragraph-rsid="001eabef"/>
    </style:style>
    <style:style style:name="P79" style:family="paragraph" style:parent-style-name="Text_20_body">
      <style:paragraph-properties fo:line-height="100%"/>
      <style:text-properties fo:color="#000000" loext:opacity="100%" fo:font-size="12pt" officeooo:rsid="0017477a" officeooo:paragraph-rsid="001d9f16" style:font-size-asian="10.5pt" style:font-size-complex="12pt"/>
    </style:style>
    <style:style style:name="P80" style:family="paragraph" style:parent-style-name="Text_20_body">
      <style:paragraph-properties fo:line-height="100%"/>
      <style:text-properties fo:color="#000000" loext:opacity="100%" fo:font-size="12pt" officeooo:rsid="001bd4f6" officeooo:paragraph-rsid="001d9f16" style:font-size-asian="12pt" style:font-size-complex="12pt"/>
    </style:style>
    <style:style style:name="P81" style:family="paragraph" style:parent-style-name="Text_20_body">
      <style:paragraph-properties fo:line-height="100%"/>
      <style:text-properties fo:color="#000000" loext:opacity="100%" style:font-name="Arial2" fo:font-size="12pt" fo:font-weight="bold" officeooo:rsid="001eabef" officeooo:paragraph-rsid="001eabef" style:font-size-asian="10.5pt" style:font-weight-asian="bold" style:font-size-complex="12pt" style:font-weight-complex="bold"/>
    </style:style>
    <style:style style:name="P82" style:family="paragraph" style:parent-style-name="Text_20_body">
      <style:paragraph-properties fo:line-height="100%"/>
      <style:text-properties fo:color="#000000" loext:opacity="100%" style:font-name="Arial2" fo:font-size="12pt" fo:font-weight="bold" officeooo:rsid="001fd447" officeooo:paragraph-rsid="001fd447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line-height="100%"/>
      <style:text-properties fo:color="#000000" loext:opacity="100%" style:font-name="Arial2" fo:font-size="18pt" fo:font-weight="bold" officeooo:rsid="0017477a" officeooo:paragraph-rsid="001d9f16" style:font-size-asian="18pt" style:font-weight-asian="bold" style:font-size-complex="18pt" style:font-weight-complex="bold"/>
    </style:style>
    <style:style style:name="P84" style:family="paragraph" style:parent-style-name="Text_20_body">
      <style:text-properties style:font-name="Arial2" fo:font-weight="bold" style:font-weight-asian="bold" style:font-weight-complex="bold"/>
    </style:style>
    <style:style style:name="P85" style:family="paragraph" style:parent-style-name="Text_20_body" style:list-style-name="L7">
      <style:text-properties style:font-name="Arial2" fo:font-weight="bold" officeooo:paragraph-rsid="0049c5a5" style:font-weight-asian="bold" style:font-weight-complex="bold"/>
    </style:style>
    <style:style style:name="P86" style:family="paragraph" style:parent-style-name="Text_20_body" style:list-style-name="L9">
      <style:text-properties fo:color="#ff0000" loext:opacity="100%" style:font-name="Arial2" fo:font-weight="bold" officeooo:paragraph-rsid="0049c5a5" style:font-weight-asian="bold" style:font-weight-complex="bold"/>
    </style:style>
    <style:style style:name="P87" style:family="paragraph" style:parent-style-name="Text_20_body">
      <style:paragraph-properties fo:line-height="100%" fo:text-align="start" style:justify-single-word="false"/>
      <style:text-properties fo:color="#2a6099" loext:opacity="100%" fo:font-size="12pt" officeooo:rsid="001fd447" officeooo:paragraph-rsid="00263bec" fo:background-color="#ffff00" style:font-size-asian="12pt" style:font-size-complex="12pt"/>
    </style:style>
    <style:style style:name="P88" style:family="paragraph" style:parent-style-name="Text_20_body">
      <style:text-properties fo:color="#ff8000" loext:opacity="100%" style:font-name="Arial2" fo:font-weight="bold" style:font-weight-asian="bold" style:font-weight-complex="bold"/>
    </style:style>
    <style:style style:name="P89" style:family="paragraph" style:parent-style-name="Text_20_body">
      <style:text-properties fo:color="#ff8000" loext:opacity="100%" style:font-name="Arial2" fo:font-weight="bold" officeooo:paragraph-rsid="004c15e1" style:font-weight-asian="bold" style:font-weight-complex="bold"/>
    </style:style>
    <style:style style:name="P90" style:family="paragraph" style:list-style-name="L1">
      <style:text-properties fo:color="#00a933" loext:opacity="100%" fo:font-weight="bold" style:font-weight-asian="bold" style:font-weight-complex="bold"/>
    </style:style>
    <style:style style:name="P91" style:family="paragraph" style:list-style-name="L1">
      <style:text-properties fo:color="#00a933" loext:opacity="100%" fo:font-weight="bold" officeooo:paragraph-rsid="0048594d" style:font-weight-asian="bold" style:font-weight-complex="bold"/>
    </style:style>
    <style:style style:name="P92" style:family="paragraph">
      <style:text-properties style:font-name="Arial2" fo:font-weight="bold" style:font-weight-asian="bold" style:font-weight-complex="bold"/>
    </style:style>
    <style:style style:name="P93" style:family="paragraph" style:list-style-name="L4">
      <style:text-properties style:font-name="Arial2" fo:font-weight="bold" style:font-weight-asian="bold" style:font-weight-complex="bold"/>
    </style:style>
    <style:style style:name="P94" style:family="paragraph" style:list-style-name="L5">
      <style:text-properties style:font-name="Arial2" fo:font-weight="bold" style:font-weight-asian="bold" style:font-weight-complex="bold"/>
    </style:style>
    <style:style style:name="P95" style:family="paragraph" style:list-style-name="L6">
      <style:text-properties style:font-name="Arial2" fo:font-weight="bold" style:font-weight-asian="bold" style:font-weight-complex="bold"/>
    </style:style>
    <style:style style:name="P96" style:family="paragraph" style:list-style-name="L7">
      <style:text-properties style:font-name="Arial2" fo:font-weight="bold" officeooo:paragraph-rsid="0049c5a5" style:font-weight-asian="bold" style:font-weight-complex="bold"/>
    </style:style>
    <style:style style:name="P97" style:family="paragraph" style:list-style-name="L7">
      <style:text-properties officeooo:paragraph-rsid="0049c5a5"/>
    </style:style>
    <style:style style:name="P98" style:family="paragraph">
      <style:text-properties fo:color="#ff0000" loext:opacity="100%" style:font-name="Arial2" fo:font-weight="bold" style:font-weight-asian="bold" style:font-weight-complex="bold"/>
    </style:style>
    <style:style style:name="P99" style:family="paragraph" style:list-style-name="L8">
      <style:text-properties fo:color="#ff0000" loext:opacity="100%" style:font-name="Arial2" fo:font-weight="bold" style:font-weight-asian="bold" style:font-weight-complex="bold"/>
    </style:style>
    <style:style style:name="P100" style:family="paragraph" style:list-style-name="L9">
      <style:text-properties fo:color="#ff0000" loext:opacity="100%" style:font-name="Arial2" fo:font-weight="bold" officeooo:paragraph-rsid="0049c5a5" style:font-weight-asian="bold" style:font-weight-complex="bold"/>
    </style:style>
    <style:style style:name="P101" style:family="paragraph">
      <style:text-properties fo:color="#2a6099" loext:opacity="100%" fo:font-weight="bold" style:font-weight-asian="bold" style:font-weight-complex="bold"/>
    </style:style>
    <style:style style:name="P102" style:family="paragraph" style:list-style-name="L10">
      <style:text-properties fo:color="#2a6099" loext:opacity="100%" fo:font-weight="bold" style:font-weight-asian="bold" style:font-weight-complex="bold"/>
    </style:style>
    <style:style style:name="P103" style:family="paragraph" style:list-style-name="L11">
      <style:text-properties fo:color="#2a6099" loext:opacity="100%" fo:font-weight="bold" style:font-weight-asian="bold" style:font-weight-complex="bold"/>
    </style:style>
    <style:style style:name="P104" style:family="paragraph" style:list-style-name="L12">
      <style:text-properties fo:color="#2a6099" loext:opacity="100%" fo:font-weight="bold" style:font-weight-asian="bold" style:font-weight-complex="bold"/>
    </style:style>
    <style:style style:name="P105" style:family="paragraph" style:list-style-name="L13">
      <style:text-properties fo:color="#2a6099" loext:opacity="100%" fo:font-weight="bold" style:font-weight-asian="bold" style:font-weight-complex="bold"/>
    </style:style>
    <style:style style:name="P106" style:family="paragraph" style:list-style-name="L14">
      <style:text-properties fo:color="#2a6099" loext:opacity="100%" fo:font-weight="bold" style:font-weight-asian="bold" style:font-weight-complex="bold"/>
    </style:style>
    <style:style style:name="P107" style:family="paragraph">
      <style:text-properties fo:color="#ff8000" loext:opacity="100%" style:font-name="Arial2" fo:font-weight="bold" style:font-weight-asian="bold" style:font-weight-complex="bold"/>
    </style:style>
    <style:style style:name="P108" style:family="paragraph" style:list-style-name="L15">
      <style:text-properties fo:color="#ff8000" loext:opacity="100%" style:font-name="Arial2" fo:font-weight="bold" style:font-weight-asian="bold" style:font-weight-complex="bold"/>
    </style:style>
    <style:style style:name="P109" style:family="paragraph" style:list-style-name="L16">
      <style:text-properties fo:color="#ff8000" loext:opacity="100%" style:font-name="Arial2" fo:font-weight="bold" style:font-weight-asian="bold" style:font-weight-complex="bold"/>
    </style:style>
    <style:style style:name="P110" style:family="paragraph" style:list-style-name="L17">
      <style:text-properties fo:color="#ff8000" loext:opacity="100%" style:font-name="Arial2" fo:font-weight="bold" style:font-weight-asian="bold" style:font-weight-complex="bold"/>
    </style:style>
    <style:style style:name="P111" style:family="paragraph">
      <style:text-properties fo:color="#ff8000" loext:opacity="100%" style:font-name="Arial2" fo:font-weight="bold" officeooo:paragraph-rsid="004c15e1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#f8f9fa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13d96" style:text-blinking="false" fo:background-color="#f8f9fa" loext:char-shading-value="0"/>
    </style:style>
    <style:style style:name="T3" style:family="text">
      <style:text-properties fo:font-variant="normal" fo:text-transform="none" fo:color="#ff9900" loext:opacity="100%" style:text-line-through-style="none" style:text-line-through-type="none" style:font-name="Arial2" fo:font-style="normal" style:text-underline-style="none" fo:font-weight="bold" officeooo:rsid="0013a169" style:text-blinking="false" fo:background-color="#f8f9fa" loext:char-shading-value="0" style:font-weight-asian="bold" style:font-weight-complex="bold"/>
    </style:style>
    <style:style style:name="T4" style:family="text">
      <style:text-properties fo:font-variant="normal" fo:text-transform="none" fo:color="#ff9900" loext:opacity="100%" style:text-line-through-style="none" style:text-line-through-type="none" fo:font-size="11pt" fo:font-style="normal" style:text-underline-style="none" style:text-blinking="false" fo:background-color="#f8f9fa" loext:char-shading-value="0" style:font-size-asian="11pt" style:font-size-complex="11pt"/>
    </style:style>
    <style:style style:name="T5" style:family="text">
      <style:text-properties fo:font-variant="normal" fo:text-transform="none" fo:color="#ff9900" loext:opacity="100%" style:text-line-through-style="none" style:text-line-through-type="none" fo:font-style="normal" style:text-underline-style="none" style:text-blinking="false" fo:background-color="#f8f9fa" loext:char-shading-value="0"/>
    </style:style>
    <style:style style:name="T6" style:family="text">
      <style:text-properties fo:font-variant="normal" fo:text-transform="none" fo:color="#ff9900" loext:opacity="100%" style:text-line-through-style="none" style:text-line-through-type="none" fo:font-style="normal" style:text-underline-style="none" officeooo:rsid="0013a169" style:text-blinking="false" fo:background-color="#f8f9fa" loext:char-shading-value="0"/>
    </style:style>
    <style:style style:name="T7" style:family="text">
      <style:text-properties fo:font-variant="normal" fo:text-transform="none" style:text-line-through-style="none" style:text-line-through-type="none" fo:font-size="11pt" fo:font-style="normal" style:text-underline-style="none" officeooo:rsid="0011b7ed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#f8f9fa" loext:char-shading-value="0" style:font-size-asian="11pt" style:font-size-complex="11pt"/>
    </style:style>
    <style:style style:name="T9" style:family="text">
      <style:text-properties fo:font-variant="normal" fo:text-transform="none" style:text-line-through-style="none" style:text-line-through-type="none" fo:font-size="11pt" fo:font-style="normal" style:text-underline-style="none" officeooo:rsid="00113d96" style:text-blinking="false" fo:background-color="#f8f9fa" loext:char-shading-value="0" style:font-size-asian="11pt" style:font-size-complex="11pt"/>
    </style:style>
    <style:style style:name="T10" style:family="text">
      <style:text-properties fo:font-variant="normal" fo:text-transform="none" style:text-line-through-style="none" style:text-line-through-type="none" fo:font-size="11pt" fo:font-style="normal" style:text-underline-style="none" officeooo:rsid="0049c5a5" style:text-blinking="false" fo:background-color="#f8f9fa" loext:char-shading-value="0" style:font-size-asian="11pt" style:font-size-complex="11pt"/>
    </style:style>
    <style:style style:name="T11" style:family="text">
      <style:text-properties fo:font-variant="normal" fo:text-transform="none" style:text-line-through-style="none" style:text-line-through-type="none" style:font-name="Arial2" fo:font-size="11pt" fo:font-style="normal" style:text-underline-style="none" fo:font-weight="bold" officeooo:rsid="0013a169" style:text-blinking="false" fo:background-color="#f8f9fa" loext:char-shading-value="0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style:text-line-through-style="none" style:text-line-through-type="none" style:font-name="Arial2" fo:font-size="11pt" fo:font-style="normal" style:text-underline-style="none" fo:font-weight="bold" officeooo:rsid="0011b7ed" style:text-blinking="false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style:text-line-through-style="none" style:text-line-through-type="none" style:font-name="Arial2" fo:font-size="11pt" fo:font-style="normal" style:text-underline-style="none" officeooo:rsid="0011b7ed" style:text-blinking="false" fo:background-color="transparent" loext:char-shading-value="0" style:font-size-asian="11pt" style:font-size-complex="11pt"/>
    </style:style>
    <style:style style:name="T14" style:family="text">
      <style:text-properties officeooo:rsid="000fa941"/>
    </style:style>
    <style:style style:name="T15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7" style:family="text">
      <style:text-properties officeooo:rsid="00113d96"/>
    </style:style>
    <style:style style:name="T18" style:family="text">
      <style:text-properties officeooo:rsid="0012cef1"/>
    </style:style>
    <style:style style:name="T19" style:family="text">
      <style:text-properties style:font-name="Liberation Sans" fo:font-size="16.1000003814697pt" fo:font-weight="bold" officeooo:rsid="0012cef1" style:font-name-asian="Microsoft YaHei" style:font-size-asian="16.1000003814697pt" style:font-weight-asian="bold" style:font-name-complex="Arial" style:font-size-complex="16.1000003814697pt" style:font-weight-complex="bold"/>
    </style:style>
    <style:style style:name="T20" style:family="text">
      <style:text-properties style:font-name="Arial2" fo:font-weight="bold" style:font-weight-asian="bold" style:font-weight-complex="bold"/>
    </style:style>
    <style:style style:name="T21" style:family="text">
      <style:text-properties style:font-name="Arial2" fo:font-weight="bold" officeooo:rsid="0018e00f" style:font-weight-asian="bold" style:font-weight-complex="bold"/>
    </style:style>
    <style:style style:name="T22" style:family="text">
      <style:text-properties style:font-name="Arial2" fo:font-weight="bold" officeooo:rsid="001eabef" style:font-weight-asian="bold" style:font-weight-complex="bold"/>
    </style:style>
    <style:style style:name="T23" style:family="text">
      <style:text-properties style:font-name="Arial2" fo:font-weight="bold" officeooo:rsid="00236e46" style:font-weight-asian="bold" style:font-weight-complex="bold"/>
    </style:style>
    <style:style style:name="T24" style:family="text">
      <style:text-properties style:font-name="Arial2" fo:font-weight="bold" officeooo:rsid="002522e2" style:font-weight-asian="bold" style:font-weight-complex="bold"/>
    </style:style>
    <style:style style:name="T25" style:family="text">
      <style:text-properties style:font-name="Arial2" fo:font-weight="bold" officeooo:rsid="0025b1c5" style:font-weight-asian="bold" style:font-weight-complex="bold"/>
    </style:style>
    <style:style style:name="T26" style:family="text">
      <style:text-properties style:font-name="Arial2" fo:font-weight="bold" officeooo:rsid="0044c07f" style:font-weight-asian="bold" style:font-weight-complex="bold"/>
    </style:style>
    <style:style style:name="T27" style:family="text">
      <style:text-properties style:font-name="Arial2" fo:font-weight="bold" fo:background-color="#ffff00" loext:char-shading-value="0" style:font-weight-asian="bold" style:font-weight-complex="bold"/>
    </style:style>
    <style:style style:name="T28" style:family="text">
      <style:text-properties style:font-name="Arial2" fo:font-weight="bold" officeooo:rsid="001eabef" fo:background-color="#ffff00" loext:char-shading-value="0" style:font-weight-asian="bold" style:font-weight-complex="bold"/>
    </style:style>
    <style:style style:name="T29" style:family="text">
      <style:text-properties style:font-name="Arial2" fo:font-weight="bold" fo:background-color="transparent" loext:char-shading-value="0" style:font-weight-asian="bold" style:font-weight-complex="bold"/>
    </style:style>
    <style:style style:name="T30" style:family="text">
      <style:text-properties style:font-name="Arial2" fo:font-weight="bold" officeooo:rsid="002ec2ca" fo:background-color="transparent" loext:char-shading-value="0" style:font-weight-asian="bold" style:font-weight-complex="bold"/>
    </style:style>
    <style:style style:name="T31" style:family="text">
      <style:text-properties style:font-name="Arial2" fo:font-weight="bold" officeooo:rsid="00347a81" fo:background-color="transparent" loext:char-shading-value="0" style:font-weight-asian="bold" style:font-weight-complex="bold"/>
    </style:style>
    <style:style style:name="T32" style:family="text">
      <style:text-properties style:font-name="Arial2" fo:font-weight="bold" officeooo:rsid="00474e06" fo:background-color="transparent" loext:char-shading-value="0" style:font-weight-asian="bold" style:font-weight-complex="bold"/>
    </style:style>
    <style:style style:name="T33" style:family="text">
      <style:text-properties style:font-name="Arial2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2" fo:font-size="11pt" fo:font-weight="bold" officeooo:rsid="001eabef" style:font-size-asian="11pt" style:font-weight-asian="bold" style:font-size-complex="11pt" style:font-weight-complex="bold"/>
    </style:style>
    <style:style style:name="T35" style:family="text">
      <style:text-properties style:font-name="Arial2" fo:font-size="18pt" fo:font-weight="bold" style:font-size-asian="18pt" style:font-weight-asian="bold" style:font-size-complex="18pt" style:font-weight-complex="bold"/>
    </style:style>
    <style:style style:name="T36" style:family="text">
      <style:text-properties style:font-name="Arial2" officeooo:rsid="0013a169"/>
    </style:style>
    <style:style style:name="T37" style:family="text">
      <style:text-properties style:font-name="Arial2" fo:font-size="12pt" fo:font-weight="bold" officeooo:rsid="001fd447" style:font-size-asian="12pt" style:font-weight-asian="bold" style:font-size-complex="12pt" style:font-weight-complex="bold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48b500"/>
    </style:style>
    <style:style style:name="T40" style:family="text">
      <style:text-properties officeooo:rsid="0049c5a5"/>
    </style:style>
    <style:style style:name="T41" style:family="text">
      <style:text-properties fo:color="#ff0000" loext:opacity="100%"/>
    </style:style>
    <style:style style:name="T42" style:family="text">
      <style:text-properties fo:color="#ff0000" loext:opacity="100%" style:font-name="Liberation Serif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color="#ff0000" loext:opacity="100%" style:font-name="Arial2" fo:font-weight="bold" style:font-weight-asian="bold" style:font-weight-complex="bold"/>
    </style:style>
    <style:style style:name="T45" style:family="text">
      <style:text-properties style:font-name="Arial2"/>
    </style:style>
    <style:style style:name="T46" style:family="text">
      <style:text-properties style:font-name="Arial2" fo:font-weight="bold" style:font-weight-asian="bold" style:font-weight-complex="bold"/>
    </style:style>
    <style:style style:name="T47" style:family="text">
      <style:text-properties style:font-name="Arial2" fo:font-size="12pt" style:font-size-asian="12pt" style:font-size-complex="12pt"/>
    </style:style>
    <style:style style:name="T48" style:family="text">
      <style:text-properties officeooo:rsid="004c4ac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itre:</text:h>
      <text:p text:style-name="P8">S’authentifier à l’espace « Superviseur »</text:p>
      <text:p text:style-name="P10"><text:span text:style-name="T1">Accéder au </text:span><text:span text:style-name="T2">site d’accueil</text:span></text:p>
      <text:p text:style-name="P3">Accéder à la page "Afficheur</text:p>
      <text:p text:style-name="P3">Général"</text:p>
      <text:p text:style-name="P7">Permettre de voir l'historique des messages</text:p>
      <text:p text:style-name="P5">Permettre l'affichage de messages pré-enregistrés</text:p>
      <text:h text:style-name="Heading_20_2" text:outline-level="2">Résumé :</text:h>
      <text:p text:style-name="P20">Pour pouvoir utiliser ses outils de « superviseur », il doit d’abord se connecter à son espace personnel.</text:p>
      <text:p text:style-name="P18"><text:bookmark text:name="docs-internal-guid-2ab17b9a-7fff-6748-3a46-530955a1b3da"/><text:span text:style-name="T14">Pour pouvoir accéder à la page “Afficheur Général” le superviseur doit d'abord accéder à la page d’accuei</text:span><text:span text:style-name="T17">l</text:span><text:span text:style-name="T14">.</text:span></text:p>
      <text:p text:style-name="P2">Pour que le superviseur puisse contrôler les afficheurs généraux et afficher des messages, il doit accéder à la page “Afficheur Général” depuis le Tableau de Bord.</text:p>
      <text:p text:style-name="P6">Pour que le superviseur ait la possibilité de voir l’historique des messages, il le voit à l’aide du serveur web, donc d’abord de la page“Afficheur Général” depuis le Tableau de Bord.</text:p>
      <text:p text:style-name="P4">Pour pouvoir afficher des messages pré-enregistrés de la part du superviseur, il a besoin de la page “afficheur général”, pour que l’acteur secondaire “automobiliste” puisse les voir. </text:p>
      <text:h text:style-name="Heading_20_2" text:outline-level="2">Acteurs <text:span text:style-name="T17">principaux</text:span> :</text:h>
      <text:p text:style-name="P9">En acteur principal, on a le superviseur.</text:p>
      <text:p text:style-name="P1"><text:bookmark text:name="docs-internal-guid-0a5f9966-7fff-aef8-e2cd-640add63694c"/>En acteur principal, on a le superviseur.</text:p>
      <text:p text:style-name="P2">En acteur principal, on a le superviseur.</text:p>
      <text:p text:style-name="P6">En acteur principal, on a le superviseur.</text:p>
      <text:p text:style-name="P4">En acteur principal, on a le superviseur.</text:p>
      <text:h text:style-name="Heading_20_2" text:outline-level="2"><text:bookmark text:name="docs-internal-guid-eb18d2b8-7fff-252a-21f6-705d69e786c7"/>Acteurs secondaires : </text:h>
      <text:p text:style-name="P11">On a pas d’acteur secondaire pour ce cas d’utilisation.</text:p>
      <text:p text:style-name="P12">On a pas d’acteur secondaire pour ce cas d’utilisation.</text:p>
      <text:p text:style-name="P13">On a pas d’acteur secondaire pour ce cas d’utilisation.</text:p>
      <text:p text:style-name="P14">On a pas d’acteur secondaire pour ce cas d’utilisation.</text:p>
      <text:p text:style-name="P15"><text:bookmark text:name="docs-internal-guid-32786fe1-7fff-600f-2dfe-fa89422f6a6e"/>En acteur secondaire, on a l’automobiliste.</text:p>
      <text:p text:style-name="P15"><text:soft-page-break/></text:p>
      <text:h text:style-name="P73" text:outline-level="2">Date de création : <text:span text:style-name="T19">24/01/2023</text:span> </text:h>
      <text:h text:style-name="P73" text:outline-level="2">Date de mise à jour : <text:span text:style-name="T19">24</text:span>/<text:span text:style-name="T18">01</text:span>/20<text:span text:style-name="T18">2</text:span>3</text:h>
      <text:h text:style-name="P74" text:outline-level="2">Version : <text:span text:style-name="T18">1</text:span>.0 Responsable : M.<text:span text:style-name="T19">Ghouaiel</text:span></text:h>
      <text:h text:style-name="P72" text:outline-level="1">Description des scénarios</text:h>
      <text:h text:style-name="P75" text:outline-level="2"><text:span text:style-name="T36">Description pour le cas d’utilisation : </text:span><text:span text:style-name="T13">s'authentifier à l'espace « Superviseur »</text:span></text:h>
      <text:h text:style-name="P75" text:outline-level="2"><text:line-break/><text:span text:style-name="T47">Objectif : L'objectif de ce cas d'utilisation est de permettre à un utilisateur de s'authentifier à l'espace « Superviseur », qui est un espace privé sur un site web.</text:span></text:h>
      <text:list xml:id="list2390138991" text:style-name="L1">
        <text:list-item>
          <text:p text:style-name="Text_20_body">Préconditions : Pour que cet utilisateur puisse s'authentifier, il doit déjà être enregistré sur le site web et disposer d'un nom d'utilisateur et d'un mot de passe valides.</text:p>
        </text:list-item>
        <text:list-item>
          <text:p text:style-name="P77">Étapes :</text:p>
          <text:p text:style-name="P77"><text:s/>a. L'utilisateur entre l'URL du site web dans son navigateur. </text:p>
          <text:p text:style-name="P77">b. Le site web affiche la page d'accueil.</text:p>
          <text:p text:style-name="P77">c. L'utilisateur clique sur le lien "Espace Superviseur" pour accéder à l'espace privé. </text:p>
          <text:p text:style-name="P77">d. Le site web affiche une page de connexion. </text:p>
          <text:p text:style-name="P77">e. L'utilisateur entre son nom d'utilisateur et son mot de passe. </text:p>
          <text:p text:style-name="P77">f. Le site web valide les informations d'identification de l'utilisateur. </text:p>
          <text:p text:style-name="P77">g. Si les informations sont valides, le site web affiche l'espace « Superviseur ». </text:p>
          <text:p text:style-name="P77">Sinon, le site web affiche un message d'erreur indiquant que les informations sont incorrectes.</text:p>
        </text:list-item>
        <text:list-item>
          <text:p text:style-name="Text_20_body">Résultat attendu : Le résultat attendu de ce cas d'utilisation est que l'utilisateur soit connecté à l'espace « Superviseur » et ait accès à ses fonctionnalités et informations.</text:p>
        </text:list-item>
        <text:list-item>
          <text:p text:style-name="P77">Scénarios alternatifs : </text:p>
          <text:p text:style-name="P77">a. Si l'utilisateur entre des informations d'identification incorrectes, le site web affiche un message d'erreur et demande à l'utilisateur de réessayer. </text:p>
          <text:p text:style-name="P77">b. Si l'utilisateur a oublié son mot de passe, il peut cliquer sur un lien pour réinitialiser son mot de passe.</text:p>
        </text:list-item>
      </text:list>
      <text:p text:style-name="Text_20_body"/>
      <text:h text:style-name="P68" text:outline-level="1"><text:soft-page-break/>Description des scénarios</text:h>
      <text:p text:style-name="P21">Description pour le cas d’utilisation : «<text:span text:style-name="T8">Accéder au </text:span><text:span text:style-name="T9">site « </text:span><text:span text:style-name="T10">Tableau de Bord </text:span><text:span text:style-name="T7">»</text:span></text:p>
      <text:p text:style-name="P16">Préconditions</text:p>
      <text:p text:style-name="P22">Le PC doit être allumé.</text:p>
      <text:p text:style-name="P22">L’authentification doit être réussi.</text:p>
      <text:p text:style-name="P78"><text:span text:style-name="T15"/></text:p>
      <text:p text:style-name="P84">Scénario nominal :</text:p>
      <text:list xml:id="list2689547739" text:style-name="L6">
        <text:list-item>
          <text:p text:style-name="Text_20_body">L'utilisateur s'authentifie à l'espace "Superviseur".</text:p>
        </text:list-item>
        <text:list-item>
          <text:p text:style-name="Text_20_body">L'utilisateur clique sur le lien pour accéder au "Tableau de bord".</text:p>
        </text:list-item>
        <text:list-item>
          <text:p text:style-name="Text_20_body">Le serveur web renvoie la page du "Tableau de bord".</text:p>
        </text:list-item>
        <text:list-item>
          <text:p text:style-name="Text_20_body">L'utilisateur visualise le "Tableau de bord".</text:p>
        </text:list-item>
      </text:list>
      <text:p text:style-name="P84">Scénarios alternatifs :</text:p>
      <text:list xml:id="list2056002279" text:style-name="L7">
        <text:list-item>
          <text:p text:style-name="P85">Erreur d'authentification :</text:p>
          <text:p text:style-name="P85"><text:s/>a. L'utilisateur entre des informations d'authentification incorrectes. </text:p>
          <text:p text:style-name="P85">b. Le système renvoie une erreur d'authentification.</text:p>
        </text:list-item>
        <text:list-item>
          <text:p text:style-name="P85">Problème de connexion : </text:p>
          <text:p text:style-name="P85">a. Le serveur web ne répond pas en raison d'un problème de connexion.*</text:p>
          <text:p text:style-name="P85"><text:s/>b. Le navigateur web affiche une erreur de connexion.</text:p>
        </text:list-item>
        <text:list-item>
          <text:p text:style-name="P85">Autorisation refusée :</text:p>
          <text:p text:style-name="P85"><text:s/>a. L'utilisateur n'a pas les autorisations nécessaires pour accéder au "Tableau de bord".</text:p>
          <text:p text:style-name="Text_20_body"><text:span text:style-name="T20">b. Le système affiche un message d'erreur indiquant que l'accès est refusé.</text:span></text:p>
        </text:list-item>
      </text:list>
      <text:h text:style-name="P69" text:outline-level="1">Description des scénarios</text:h>
      <text:p text:style-name="P23">Description pour le cas d’utilisation : « <text:span text:style-name="T8">Accéder à la page "Afficheur</text:span></text:p>
      <text:p text:style-name="P19">Général »</text:p>
      <text:p text:style-name="P17">Préconditions</text:p>
      <text:p text:style-name="P24">Le PC doit être allumé.</text:p>
      <text:p text:style-name="P24">L’authentification doit être réussi.</text:p>
      <text:p text:style-name="P34"><text:span text:style-name="T34">L’</text:span><text:span text:style-name="T33">accès à la page d’accueil est un succès.</text:span></text:p>
      <text:p text:style-name="P35"><text:span text:style-name="T34">L’</text:span><text:span text:style-name="T33">accès à la page </text:span><text:span text:style-name="T11">Afficheur </text:span><text:span text:style-name="T12">Général</text:span><text:span text:style-name="T33"> est un succès.</text:span></text:p>
      <text:p text:style-name="Text_20_body"><text:span text:style-name="T42"><text:line-break/></text:span><text:span text:style-name="T44">Scénario nominal :</text:span></text:p>
      <text:list xml:id="list555306042" text:style-name="L8">
        <text:list-item>
          <text:p text:style-name="Text_20_body"><text:soft-page-break/>L'utilisateur ouvre le navigateur web.</text:p>
        </text:list-item>
        <text:list-item>
          <text:p text:style-name="Text_20_body">L'utilisateur accède à l'espace "Superviseur".</text:p>
        </text:list-item>
        <text:list-item>
          <text:p text:style-name="Text_20_body">L'utilisateur clique sur le lien pour accéder à la page "Afficheur Général" <text:span text:style-name="T40">depuis le Tableau de bord</text:span>.</text:p>
        </text:list-item>
        <text:list-item>
          <text:p text:style-name="Text_20_body">Le serveur web renvoie la page "Afficheur Général".</text:p>
        </text:list-item>
        <text:list-item>
          <text:p text:style-name="Text_20_body">L'utilisateur visualise la page "Afficheur Général".</text:p>
        </text:list-item>
      </text:list>
      <text:p text:style-name="Text_20_body">Scénarios alternatifs :</text:p>
      <text:list xml:id="list4249160573" text:style-name="L9">
        <text:list-item>
          <text:p text:style-name="P86">Erreur d'authentification : </text:p>
          <text:p text:style-name="P86">a. L'utilisateur entre des informations d'authentification incorrectes. </text:p>
          <text:p text:style-name="P86">b. Le système renvoie une erreur d'authentification.</text:p>
        </text:list-item>
        <text:list-item>
          <text:p text:style-name="P86">Problème de connexion :</text:p>
          <text:p text:style-name="P86"><text:s/>a. Le serveur web ne répond pas en raison d'un problème de connexion. </text:p>
          <text:p text:style-name="P86">b. Le navigateur web affiche une erreur de connexion.</text:p>
        </text:list-item>
        <text:list-item>
          <text:p text:style-name="P86">Autorisation refusée :</text:p>
          <text:p text:style-name="P86"><text:s/>a. L'utilisateur n'a pas les autorisations nécessaires pour accéder à la page "Afficheur Général".</text:p>
          <text:p text:style-name="P86"><text:s/>b. Le système affiche un message d'erreur indiquant que l'accès est refusé.</text:p>
        </text:list-item>
      </text:list>
      <text:h text:style-name="P70" text:outline-level="1"><text:span text:style-name="T48">D</text:span>escription des scénarios</text:h>
      <text:p text:style-name="P36">Description pour le cas d’utilisation : « <text:span text:style-name="T8">Permettre de voir l'historique des messages</text:span><text:span text:style-name="T7"> »</text:span></text:p>
      <text:p text:style-name="P87"><text:span text:style-name="T29">Préconditions :</text:span></text:p>
      <text:list xml:id="list2460557578" text:style-name="L10">
        <text:list-item>
          <text:p text:style-name="Text_20_body">L'utilisateur doit être connecté au site web.</text:p>
        </text:list-item>
        <text:list-item>
          <text:p text:style-name="Text_20_body">L'utilisateur doit avoir accès à l'espace "Afficheur Général"</text:p>
        </text:list-item>
        <text:list-item>
          <text:p text:style-name="Text_20_body">L'historique des messages doit être disponible dans la base de données du site.</text:p>
        </text:list-item>
      </text:list>
      <text:p text:style-name="Text_20_body">Objectifs :</text:p>
      <text:list xml:id="list1329230122" text:style-name="L11">
        <text:list-item>
          <text:p text:style-name="Text_20_body">Permettre à l'utilisateur de visualiser l'historique de tous les messages envoyés et reçus à travers le site web.</text:p>
        </text:list-item>
        <text:list-item>
          <text:p text:style-name="Text_20_body">Fournir une interface conviviale pour parcourir et afficher les messages enregistrés.</text:p>
        </text:list-item>
      </text:list>
      <text:p text:style-name="Text_20_body">Scénario nominal :</text:p>
      <text:list xml:id="list2665034583" text:style-name="L12">
        <text:list-item>
          <text:p text:style-name="Text_20_body">L'utilisateur se connecte au site web.</text:p>
        </text:list-item>
        <text:list-item>
          <text:p text:style-name="Text_20_body">L'utilisateur accède à la page "Afficheur Général".</text:p>
        </text:list-item>
        <text:list-item>
          <text:p text:style-name="Text_20_body">L'utilisateur clique sur l'option "Historique des messages".</text:p>
        </text:list-item>
        <text:list-item>
          <text:p text:style-name="Text_20_body">Le système affiche la liste des messages enregistrés.</text:p>
        </text:list-item>
        <text:list-item>
          <text:p text:style-name="Text_20_body"><text:soft-page-break/>L'utilisateur peut parcourir les messages et cliquer sur un message pour l'afficher en détail.</text:p>
        </text:list-item>
      </text:list>
      <text:p text:style-name="Text_20_body">Scénarios alternatifs :</text:p>
      <text:list xml:id="list3796251373" text:style-name="L13">
        <text:list-item>
          <text:p text:style-name="Text_20_body">Si l'utilisateur n'est pas connecté, le système affiche un message d'erreur et redirige vers la page de connexion.</text:p>
        </text:list-item>
        <text:list-item>
          <text:p text:style-name="Text_20_body">Si l'utilisateur n'a pas accès à l'espace "Afficheur Général", le système affiche un message d'erreur.</text:p>
        </text:list-item>
        <text:list-item>
          <text:p text:style-name="Text_20_body">Si l'historique des messages n'est pas disponible, le système affiche un message d'erreur.</text:p>
        </text:list-item>
      </text:list>
      <text:p text:style-name="Text_20_body">Post-conditions :</text:p>
      <text:list xml:id="list3920964084" text:style-name="L14">
        <text:list-item>
          <text:p text:style-name="Text_20_body">L'utilisateur peut visualiser l'historique des messages.</text:p>
        </text:list-item>
        <text:list-item>
          <text:p text:style-name="Text_20_body">L'historique des messages reste inchangé.</text:p>
        </text:list-item>
      </text:list>
      <text:h text:style-name="P71" text:outline-level="1">Description des scénarios</text:h>
      <text:p text:style-name="P52">Description pour le cas d’utilisation : « <text:span text:style-name="T4">Permettre l'affichage de messages pré-enregistrés</text:span><text:span text:style-name="T7"> »</text:span></text:p>
      <text:p text:style-name="P88">Préconditions:</text:p>
      <text:list xml:id="list2444295295" text:style-name="L15">
        <text:list-item>
          <text:p text:style-name="Text_20_body">Le système doit être connecté à la base de données qui contient les messages pré-enregistrés</text:p>
        </text:list-item>
        <text:list-item>
          <text:p text:style-name="Text_20_body">L'utilisateur doit être connecté au système</text:p>
        </text:list-item>
        <text:list-item>
          <text:p text:style-name="Text_20_body">L'utilisateur doit être autorisé à accéder à la fonctionnalité d'affichage de messages pré-enregistrés</text:p>
        </text:list-item>
      </text:list>
      <text:p text:style-name="P88">Objectif:</text:p>
      <text:list xml:id="list3626238890" text:style-name="L16">
        <text:list-item>
          <text:p text:style-name="Text_20_body">Permettre à l'utilisateur d'afficher les messages pré-enregistrés dans le système.</text:p>
        </text:list-item>
      </text:list>
      <text:p text:style-name="P88">Scénario nominal:</text:p>
      <text:list xml:id="list2883424038" text:style-name="L17">
        <text:list-item>
          <text:p text:style-name="Text_20_body">L'utilisateur clique sur l'option "Afficher messages pré-enregistrés"</text:p>
        </text:list-item>
        <text:list-item>
          <text:p text:style-name="Text_20_body">Le système vérifie les préconditions pour l'accès à la fonctionnalité</text:p>
        </text:list-item>
        <text:list-item>
          <text:p text:style-name="Text_20_body">Le système accède à la base de données pour récupérer les messages pré-enregistrés</text:p>
        </text:list-item>
        <text:list-item>
          <text:p text:style-name="Text_20_body">Le système affiche les messages pré-enregistrés à l'utilisateur</text:p>
        </text:list-item>
        <text:list-item>
          <text:p text:style-name="Text_20_body">L'utilisateur peut consulter les messages pré-enregistrés</text:p>
        </text:list-item>
      </text:list>
      <text:p text:style-name="P89">Scénario alternatif: </text:p>
      <text:p text:style-name="P89">Si les préconditions ne sont pas remplies, le système affiche un message d'erreur indiquant l'impossibilité d'afficher les messages pré-enregistré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09:18:12.709000000</meta:creation-date>
    <meta:generator>LibreOffice/7.1.3.2$Windows_X86_64 LibreOffice_project/47f78053abe362b9384784d31a6e56f8511eb1c1</meta:generator>
    <dc:date>2023-02-07T12:05:48.843000000</dc:date>
    <meta:editing-duration>PT3H40M21S</meta:editing-duration>
    <meta:editing-cycles>50</meta:editing-cycles>
    <meta:document-statistic meta:table-count="0" meta:image-count="0" meta:object-count="0" meta:page-count="5" meta:paragraph-count="127" meta:word-count="1142" meta:character-count="7385" meta:non-whitespace-character-count="6387"/>
  </office:meta>
</office:document-meta>
</file>